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"I've finished cleaning the floor... *squirm*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"U-Umm... senpai, may I take a short break...?
*fidget*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"What are you saying? There's so much to do
and so little time. We simply cannot afford
to take a break now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"Ugh... o-okay...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"(Beautiful... what a delicious expression...!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"(Trying so hard to hide your desperation that
all the tension in your body is going to your
legs... ♪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"(I'm going to dote on you to my heart's
content, today! ♪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"Follow me. We shall be cleaning the party
hall, next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"(Uuuh... I-I'll just have to hold it...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"(Upupu... looks like she's in a tight spot...
fufu...)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22:08:56+01:00</meta:creation-date>
    <dc:date>2020-01-10T22:08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